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20_18-54-28_000.jpg</text:p>
          </table:table-cell>
          <table:table-cell table:style-name="ce26" office:value-type="string">
            <text:p>:m :篠笛,shinobue #*# / session-memo:session-1 / p.1-&lt;1&gt;:genre=melody,key=~,session=hour-18,R=~,tempo=~,file-id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篠笛,shinobue #*# / session-memo:session-1 / p.1-&lt;1&gt;:genre=melody,key=~,session=hour-18,R=~,tempo=~,file-id=~">
            <text:p>:m :篠笛,shinobue #*# / session-memo:session-1 / p.1-&lt;1&gt;:genre=melody,key=~,session=hour-18,R=~,tempo=~,file-id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21_09-37-51_000.jpg</text:p>
          </table:table-cell>
          <table:table-cell table:style-name="ce26" office:value-type="string">
            <text:p>:m #*# RES / JVEMV6 64#126.02_mooshi:梁恵王下 / 『孟子』 著者=~,校注=~ / p.107 / w=；,topic=五者；四端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JVEMV6 64#126.02_mooshi:梁恵王下 / 『孟子』 著者=~,校注=~ / p.107 / w=；,topic=五者；四端,other=~">
            <text:p>:m #*# RES / JVEMV6 64#126.02_mooshi:梁恵王下 / 『孟子』 著者=~,校注=~ / p.107 / w=；,topic=五者；四端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5-21_08-05-09_000.jpg</text:p>
          </table:table-cell>
          <table:table-cell table:style-name="ce26" office:value-type="string">
            <text:p>:m #*# RES / JVEMV6 64#199.3.1_jinsai_dooji / 『童子問』 著者=伊藤仁斎,校注=~ / p.150 / w=,topic=~,publisher=~,other=memo+:水。人の性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199.3.1_jinsai_dooji / 『童子問』 著者=伊藤仁斎,校注=~ / p.150 / w=,topic=~,publisher=~,other=memo+:水。人の性。">
            <text:p>:m #*# RES / JVEMV6 64#199.3.1_jinsai_dooji / 『童子問』 著者=伊藤仁斎,校注=~ / p.150 / w=,topic=~,publisher=~,other=memo+:水。人の性。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5-21_10-08-12_000.jpg</text:p>
          </table:table-cell>
          <table:table-cell table:style-name="ce26" office:value-type="string">
            <text:p>:m #*# RES / JVEMV6 64#286_katoo_ninchi / 『認知症になるとなぜ「不可解な行動」をとるのか』 著者=加藤伸司,校注=~ / p.15 / w=~,topic=分類、内容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286_katoo_ninchi / 『認知症になるとなぜ「不可解な行動」をとるのか』 著者=加藤伸司,校注=~ / p.15 / w=~,topic=分類、内容,publisher=~,other=~">
            <text:p>:m #*# RES / JVEMV6 64#286_katoo_ninchi / 『認知症になるとなぜ「不可解な行動」をとるのか』 著者=加藤伸司,校注=~ / p.15 / w=~,topic=分類、内容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5-20_18-54-21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5-20_21-10-2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5-21_03-01-23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21_07-45-12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起きた時刻 / 2023">
            <text:p>:m :PHOTO 起き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5-21_07-50-2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5-20_18-45-2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use:dai-kan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1 / genre=melody,for=~,file-piece-id=~,memo=~,session=hour-18,recording-id=~,other=use:dai-kan / follow+">
            <text:p>:VIDEO / @自室 / 記録 / jap.flute / 演奏、play / R=1 / genre=melody,for=~,file-piece-id=~,memo=~,session=hour-18,recording-id=~,other=use:dai-kan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5-20_18-47-39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use:dai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VIDEO / @自室 / 記録 / jap.flute / 演奏、play / R=1 / genre=melody,for=~,file-piece-id=~,memo=~,session=hour-22,recording-id=~,other=use:dai-kan / follow+">
            <text:p>:VIDEO / @自室 / 記録 / jap.flute / 演奏、play / R=1 / genre=melody,for=~,file-piece-id=~,memo=~,session=hour-22,recording-id=~,other=use:dai-kan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7" office:value-type="string">
            <text:p>2023-05-20_18-50-12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use:dai-kan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3 / genre=melody,for=~,file-piece-id=~,memo=~,session=hour-18,recording-id=~,other=use:dai-kan / follow+">
            <text:p>:VIDEO / @自室 / 記録 / jap.flute / 演奏、play / R=3 / genre=melody,for=~,file-piece-id=~,memo=~,session=hour-18,recording-id=~,other=use:dai-kan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5-20_22-10-16_000.mp4</text:p>
          </table:table-cell>
          <table:table-cell table:style-name="ce26" office:value-type="string">
            <text:p>:VIDEO / @自室 / 記録 / jap.flute / 演奏、play / R=1 / genre=melody,for=~,file-piece-id=~,memo=~,session=hour-22,recording-id=~,other=use:dai-kan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1 / genre=melody,for=~,file-piece-id=~,memo=~,session=hour-22,recording-id=~,other=use:dai-kan / follow+">
            <text:p>:VIDEO / @自室 / 記録 / jap.flute / 演奏、play / R=1 / genre=melody,for=~,file-piece-id=~,memo=~,session=hour-22,recording-id=~,other=use:dai-kan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023/05/21</text:date>, <text:time>19:1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1T19:10:12.04</dc:date>
    <dc:creator>iwabuchi ken</dc:creator>
    <meta:editing-duration>P56DT15H51M41S</meta:editing-duration>
    <meta:editing-cycles>18554</meta:editing-cycles>
    <meta:document-statistic meta:table-count="2" meta:cell-count="923" meta:object-count="0"/>
    <meta:user-defined meta:name="qrichtext">1</meta:user-defined>
  </office:meta>
</office:document-meta>
</file>